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Worth</text:p>
          </table:table-cell>
          <table:table-cell office:value-type="string">
            <text:p>Marks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Readme, Link &amp; Compil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Command argument processing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nput file parsing</text:p>
          </table:table-cell>
          <table:table-cell table:number-columns-repeated="2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Event Processing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FCF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RR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tats Calculation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Output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Other 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</meta:initial-creator>
    <meta:creation-date>2015-02-24T01:41:24</meta:creation-date>
    <dc:date>2015-02-24T01:45:51</dc:date>
    <dc:creator>Vanessa </dc:creator>
    <meta:editing-duration>P0D</meta:editing-duration>
    <meta:editing-cycles>1</meta:editing-cycles>
    <meta:document-statistic meta:table-count="3" meta:cell-count="26" meta:object-count="0"/>
    <meta:generator>LibreOffice/3.5$Linux_X86_64 LibreOffice_project/350m1$Build-2</meta:generator>
  </office:meta>
</office:document-meta>
</file>